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9cm" table:align="margins"/>
    </style:style>
    <style:style style:name="Tabella1.A" style:family="table-column">
      <style:table-column-properties style:column-width="8.65cm" style:rel-column-width="30494*"/>
    </style:style>
    <style:style style:name="Tabella1.B" style:family="table-column">
      <style:table-column-properties style:column-width="4.817cm" style:rel-column-width="16982*"/>
    </style:style>
    <style:style style:name="Tabella1.C" style:family="table-column">
      <style:table-column-properties style:column-width="2.566cm" style:rel-column-width="9047*"/>
    </style:style>
    <style:style style:name="Tabella1.D" style:family="table-column">
      <style:table-column-properties style:column-width="2.556cm" style:rel-column-width="9012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574cm" fo:margin-left="0cm" fo:margin-right="0.016cm" table:align="margins"/>
    </style:style>
    <style:style style:name="Tabella2.A" style:family="table-column">
      <style:table-column-properties style:column-width="7.011cm" style:rel-column-width="3975*"/>
    </style:style>
    <style:style style:name="Tabella2.B" style:family="table-column">
      <style:table-column-properties style:column-width="2.381cm" style:rel-column-width="1350*"/>
    </style:style>
    <style:style style:name="Tabella2.C" style:family="table-column">
      <style:table-column-properties style:column-width="5.318cm" style:rel-column-width="3015*"/>
    </style:style>
    <style:style style:name="Tabella2.D" style:family="table-column">
      <style:table-column-properties style:column-width="1.879cm" style:rel-column-width="1065*"/>
    </style:style>
    <style:style style:name="Tabella2.E" style:family="table-column">
      <style:table-column-properties style:column-width="1.984cm" style:rel-column-width="112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6" style:family="table-row">
      <style:table-row-properties style:min-row-height="0.011cm"/>
    </style:style>
    <style:style style:name="P1" style:family="paragraph" style:parent-style-name="Header">
      <style:paragraph-properties fo:text-align="center" style:justify-single-word="false">
        <style:tab-stops>
          <style:tab-stop style:position="16.457cm" style:type="center"/>
        </style:tab-stops>
      </style:paragraph-properties>
      <style:text-properties fo:font-size="10pt" fo:font-weight="bold" officeooo:rsid="0014bb7c" officeooo:paragraph-rsid="0014bb7c" style:font-size-asian="10pt" style:font-weight-asian="bold" style:font-size-complex="10pt" style:font-weight-complex="bold"/>
    </style:style>
    <style:style style:name="P2" style:family="paragraph" style:parent-style-name="Text_20_body">
      <style:paragraph-properties style:shadow="non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Standard">
      <style:paragraph-properties style:shadow="none"/>
      <style:text-properties style:font-name="Verdana" fo:font-size="9pt" fo:font-style="normal" style:text-underline-style="none" fo:font-weight="bold" officeooo:paragraph-rsid="001b03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style:shadow="none"/>
      <style:text-properties style:font-name="Verdana" fo:font-size="9pt" fo:font-style="normal" style:text-underline-style="none" fo:font-weight="bold" officeooo:paragraph-rsid="001d67c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style:shadow="none"/>
      <style:text-properties style:font-name="Verdana" fo:font-size="10pt" fo:font-weight="bold" officeooo:paragraph-rsid="001893e3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officeooo:paragraph-rsid="00202d1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officeooo:paragraph-rsid="00238395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ext_20_body">
      <style:paragraph-properties fo:margin-left="0cm" fo:margin-right="0cm" fo:text-align="end" style:justify-single-word="false" fo:text-indent="0cm" style:auto-text-indent="false" style:shadow="none"/>
      <style:text-properties style:font-name="Verdana" fo:font-size="8pt" fo:font-style="normal" style:text-underline-style="none" fo:font-weight="bold" officeooo:paragraph-rsid="00238395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officeooo:paragraph-rsid="00274488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margin-left="0cm" fo:margin-right="0cm" fo:text-align="end" style:justify-single-word="false" fo:text-indent="0cm" style:auto-text-indent="false" style:shadow="none"/>
      <style:text-properties style:font-name="Verdana" fo:font-size="8pt" fo:font-style="normal" style:text-underline-style="none" fo:font-weight="normal" officeooo:paragraph-rsid="00238395" fo:background-color="#ffff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.011cm" loext:contextual-spacing="false" style:shadow="none"/>
      <style:text-properties style:font-name="Verdana" fo:font-size="9pt" fo:font-weight="normal" officeooo:paragraph-rsid="00238395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normal" officeooo:paragraph-rsid="002383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normal" officeooo:paragraph-rsid="002689c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ext_20_body">
      <style:paragraph-properties fo:margin-top="0cm" fo:margin-bottom="0.011cm" loext:contextual-spacing="false" fo:text-align="start" style:justify-single-word="false" style:shadow="none"/>
      <style:text-properties style:font-name="Verdana" fo:font-size="9pt" fo:font-style="normal" style:text-underline-style="none" fo:font-weight="normal" officeooo:paragraph-rsid="002383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bold" officeooo:paragraph-rsid="0023839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bold" officeooo:paragraph-rsid="002689c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173a58" officeooo:paragraph-rsid="00173a58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Prodot<text:span text:style-name="T1">to: </text:span><text:span text:style-name="T3"><text:placeholder text:placeholder-type="text">&lt;o.default_code&gt;</text:placeholder></text:span><text:span text:style-name="T3"> </text:span><text:span text:style-name="T1"><text:s/></text:span><text:span text:style-name="T2"><text:placeholder text:placeholder-type="text">&lt;o.name&gt;</text:placeholder></text:span>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table:number-rows-spanned="2" office:value-type="string">
            <text:p text:style-name="P4"/>
            <text:p text:style-name="P4">Prodotto</text:p>
          </table:table-cell>
          <table:table-cell table:style-name="Tabella2.A1" table:number-rows-spanned="2" office:value-type="string">
            <text:p text:style-name="P4"/>
            <text:p text:style-name="P4">Q.tà</text:p>
          </table:table-cell>
          <table:table-cell table:style-name="Tabella2.C1" table:number-columns-spanned="3" office:value-type="string">
            <text:p text:style-name="P20">Acquisto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ella2.C2" office:value-type="string">
            <text:p text:style-name="P20">Fornitore</text:p>
          </table:table-cell>
          <table:table-cell table:style-name="Tabella2.C2" office:value-type="string">
            <text:p text:style-name="P20">Costo unit.</text:p>
          </table:table-cell>
          <table:table-cell table:style-name="Tabella2.E2" office:value-type="string">
            <text:p text:style-name="P20">Totale</text:p>
          </table:table-cell>
        </table:table-row>
        <table:table-row>
          <table:table-cell table:style-name="Tabella2.E2" table:number-columns-spanned="5" office:value-type="string">
            <text:p text:style-name="P9"><text:span text:style-name="T6"><text:placeholder text:placeholder-type="text">&lt;for each="component, min_total, max_total in get_objects(o)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E2" table:number-columns-spanned="5" office:value-type="string">
            <text:p text:style-name="P12"><text:span text:style-name="T6"><text:placeholder text:placeholder-type="text">&lt;if test="component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E2" table:number-columns-spanned="5" office:value-type="string">
            <text:p text:style-name="P10"><text:span text:style-name="T6"><text:placeholder text:placeholder-type="text">&lt;for each="line in component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C2" office:value-type="string">
            <text:p text:style-name="P14"><text:span text:style-name="T3"><text:placeholder text:placeholder-type="text">&lt;line[0]&gt;</text:placeholder></text:span><text:span text:style-name="T3"> - </text:span><text:span text:style-name="T3"><text:placeholder text:placeholder-type="text">&lt;line[1]&gt;</text:placeholder></text:span></text:p>
          </table:table-cell>
          <table:table-cell table:style-name="Tabella2.C2" office:value-type="string">
            <text:p text:style-name="P15"><text:placeholder text:placeholder-type="text">&lt;line[2]&gt;</text:placeholder> <text:span text:style-name="T7"><text:placeholder text:placeholder-type="text">&lt;line[3]&gt;</text:placeholder></text:span></text:p>
          </table:table-cell>
          <table:table-cell table:style-name="Tabella2.C2" office:value-type="string">
            <text:p text:style-name="P17"><text:placeholder text:placeholder-type="text">&lt;line[4]&gt;</text:placeholder></text:p>
          </table:table-cell>
          <table:table-cell table:style-name="Tabella2.C2" office:value-type="string">
            <text:p text:style-name="P16"><text:placeholder text:placeholder-type="text">&lt;line[6]&gt;</text:placeholder><text:placeholder text:placeholder-type="text">&lt;line[7]&gt;</text:placeholder></text:p>
          </table:table-cell>
          <table:table-cell table:style-name="Tabella2.E2" office:value-type="string">
            <text:p text:style-name="P19"><text:placeholder text:placeholder-type="text">&lt;line[8]&gt;</text:placeholder></text:p>
            <text:p text:style-name="P18"><text:placeholder text:placeholder-type="text">&lt;line[9]&gt;</text:placeholder></text:p>
          </table:table-cell>
        </table:table-row>
        <table:table-row>
          <table:table-cell table:style-name="Tabella2.E2" table:number-columns-spanned="5" office:value-type="string">
            <text:p text:style-name="P9"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C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ella2.E2" office:value-type="string">
            <text:p text:style-name="P13"><text:span text:style-name="T5"><text:placeholder text:placeholder-type="text">&lt;min_total&gt;</text:placeholder></text:span></text:p>
            <text:p text:style-name="P11"><text:span text:style-name="T5"><text:placeholder text:placeholder-type="text">&lt;max_total&gt;</text:placeholder></text:span></text:p>
          </table:table-cell>
        </table:table-row>
        <table:table-row>
          <table:table-cell table:style-name="Tabella2.E2" table:number-columns-spanned="5" office:value-type="string">
            <text:p text:style-name="P12"><text:span text:style-name="T6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E2" table:number-columns-spanned="5" office:value-type="string">
            <text:p text:style-name="P10"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457cm" style:type="center"/>
        </style:tab-stops>
      </style:paragraph-properties>
      <style:text-properties fo:font-size="10pt" fo:font-weight="bold" officeooo:rsid="0014bb7c" officeooo:paragraph-rsid="0014bb7c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9cm" fo:margin-bottom="1.129cm" fo:margin-left="1.191cm" fo:margin-right="1.22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ISTINTA BASE DINAM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4-03T11:03:23.906193679</dc:date>
    <meta:editing-duration>P5DT20H54M42S</meta:editing-duration>
    <meta:editing-cycles>603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2" meta:word-count="38" meta:character-count="340" meta:non-whitespace-character-count="323"/>
    <meta:user-defined meta:name="Info 1"/>
    <meta:user-defined meta:name="Info 2"/>
    <meta:user-defined meta:name="Info 3"/>
    <meta:user-defined meta:name="Info 4"/>
  </office:meta>
</office:document-meta>
</file>